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ListenerBean.replaceObjectName( Object originalName , Object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ificationListenerBean.NotificationListe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tificationListener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ificationListenerBean.NotificationListenerBean( NotificationListener notifica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